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Pictures/10000201000004B4000002A587DA6751A79CB92E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835in" style:type="right"/>
          <style:tab-stop style:position="0.4335in" style:type="right"/>
          <style:tab-stop style:position="0.9835in" style:type="right"/>
        </style:tab-stops>
      </style:paragraph-properties>
    </style:style>
    <style:style style:name="P2" style:family="paragraph" style:parent-style-name="Standard" style:master-page-name="">
      <loext:graphic-properties draw:fill="none"/>
      <style:paragraph-properties fo:margin-left="0.1866in" fo:margin-right="0in" fo:text-indent="0.1252in" style:auto-text-indent="false" style:page-number="auto" fo:background-color="transparen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ct1" text:anchor-type="paragraph" svg:x="-0.0665in" svg:y="0.0335in" svg:width="6.548in" svg:height="8.9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0S</meta:editing-duration>
    <meta:editing-cycles>3</meta:editing-cycles>
    <meta:generator>LibreOffice/5.4.3.2$Windows_X86_64 LibreOffice_project/92a7159f7e4af62137622921e809f8546db437e5</meta:generator>
    <dc:date>2021-05-10T10:17:22.580000000</dc:date>
    <meta:document-statistic meta:table-count="0" meta:image-count="0" meta:object-count="1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1pt"/>
    </style:style>
    <style:style style:name="ce3" style:family="table-cell" style:parent-style-name="Default">
      <style:table-cell-properties fo:background-color="#ffffff"/>
      <style:text-properties fo:font-size="10pt" fo:font-weight="normal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69.75pt" svg:height="207.89pt" svg:x="1135.59pt" svg:y="295.17pt">
            <draw:image xlink:href="Pictures/10000201000004B4000002A587DA6751A79CB92E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Default"/>
        <table:table-column table:style-name="co2" table:default-cell-style-name="ce4"/>
        <table:table-column table:style-name="co1" table:number-columns-repeated="7" table:default-cell-style-name="ce4"/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 table:number-columns-repeated="17"/>
          <table:table-cell table:style-name="ce1" table:number-columns-repeated="8"/>
        </table:table-row>
        <table:table-row table:style-name="ro2">
          <table:table-cell table:number-columns-repeated="17"/>
          <table:table-cell table:style-name="ce2" table:number-columns-repeated="3"/>
          <table:table-cell table:style-name="ce2" office:value-type="string" calcext:value-type="string">
            <text:p><text:s text:c="9"/>POPULATING THE PCB</text:p>
          </table:table-cell>
          <table:table-cell table:style-name="ce2" table:number-columns-repeated="4"/>
        </table:table-row>
        <table:table-row table:style-name="ro2">
          <table:table-cell table:number-columns-repeated="17"/>
          <table:table-cell table:style-name="ce2" table:number-columns-repeated="8"/>
        </table:table-row>
        <table:table-row table:style-name="ro3">
          <table:table-cell table:number-columns-repeated="17"/>
          <table:table-cell table:style-name="ce3"/>
          <table:table-cell office:value-type="string" calcext:value-type="string">
            <text:p>Mount all the 1/4 watt resistors but mount R10 and R28 on the underside of the PCB. R3 is </text:p>
          </table:table-cell>
          <table:table-cell table:number-columns-repeated="6"/>
        </table:table-row>
        <table:table-row table:style-name="ro3">
          <table:table-cell table:number-columns-repeated="17"/>
          <table:table-cell table:style-name="ce3"/>
          <table:table-cell office:value-type="string" calcext:value-type="string">
            <text:p>no longer fitted. Mount IC1 and the 8 pin socket and the FET. Mount R16 and R29 and the 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capacitors except the elecrolytics (including C4 and C12) Mount the valve bases pushing them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home well making sure that the centre spigots are soldered to the centre grounding rings just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above R10 and R28. </text:p>
          </table:table-cell>
          <table:table-cell table:number-columns-repeated="6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18"/>
          <table:table-cell office:value-type="string" calcext:value-type="string">
            <text:p>FITTING THE LEDS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Ream out the spigots of the valve bases with a 3mm drill and/or a thin electrical screwdriver 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and file down the ridge/collar on the lower part of the green leds - without exposing the anode 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connections at the base - until they can be pushed into the valve bases and sit flush with the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top of them ensuring their leads come out the other side . Turn the board over and push a 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short lenghth of sleeving (heatshrink will do) down the shorter anode lead. The cathode doesn't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matter as it goes to GND anyway by soldering it to the spigot after bending it over the same. <text:s/>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the anode lead is then soldered to the left hand side of R10 or R28 whichever the case may be.</text:p>
          </table:table-cell>
          <table:table-cell table:number-columns-repeated="6"/>
        </table:table-row>
        <table:table-row table:style-name="ro3" table:number-rows-repeated="15">
          <table:table-cell table:number-columns-repeated="25"/>
        </table:table-row>
        <table:table-row table:style-name="ro3">
          <table:table-cell table:number-columns-repeated="18"/>
          <table:table-cell office:value-type="string" calcext:value-type="string">
            <text:p>TESTING THE LEDS</text:p>
          </table:table-cell>
          <table:table-cell table:number-columns-repeated="6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18"/>
          <table:table-cell office:value-type="string" calcext:value-type="string">
            <text:p>With the positive lead of a testmeter connected to TP4 or TP6 or pin 7 of the valve bases and 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the negative to GND, if all is well the leds will light up.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Once the leds have been tested and are OK then R6 and R22 can be fitted. Mount the buzzer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and the 4 x 2 pin terminal connectors. Mount R13 <text:s/>and R27 on the underside of the PCB. Mount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all the electrolytic capacitors on the underside of the PCB as well - this is to shield them from the</text:p>
          </table:table-cell>
          <table:table-cell table:number-columns-repeated="6"/>
        </table:table-row>
        <table:table-row table:style-name="ro3">
          <table:table-cell table:number-columns-repeated="18"/>
          <table:table-cell office:value-type="string" calcext:value-type="string">
            <text:p>heat generated by the valves. Mount VR1 and VR2 underneath too or they will work backwards.</text:p>
          </table:table-cell>
          <table:table-cell table:number-columns-repeated="6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0:13:21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